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141.25pt"/>
    </style:style>
    <style:style style:name="ro1" style:family="table-row">
      <style:table-row-properties style:row-height="23.95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style:font-size-asian="10.5pt" style:font-size-complex="10.5pt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" style:family="table-cell" style:parent-style-name="Default">
      <style:text-properties fo:font-size="10.5pt" style:font-size-asian="10.5pt" style:font-size-complex="10.5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.5pt" style:font-name-asian="Noto Sans CJK SC Regular" style:font-size-asian="10.5pt" style:font-name-complex="FreeSans" style:font-size-complex="10.5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style:text-line-through-style="none" style:text-line-through-type="none" style:font-name="Arial" fo:font-size="10.5pt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0.01pt"/>
      <style:text-properties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020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Time(h)</text:p>
          </table:table-cell>
          <table:table-cell table:style-name="ce1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5">
            <text:p>31/1/2019</text:p>
          </table:table-cell>
          <table:table-cell table:style-name="ce7" office:value-type="string" calcext:value-type="string">
            <text:p>Basic ReactJs</text:p>
          </table:table-cell>
          <table:table-cell table:style-name="ce9" office:value-type="string" calcext:value-type="string">
            <text:p>Syntax of JSX, Note when write JSX</text:p>
          </table:table-cell>
          <table:table-cell table:style-name="ce12" office:value-type="string" calcext:value-type="string" table:number-columns-spanned="1" table:number-rows-spanned="5">
            <text:p><text:a xlink:href="https://github.com/cuongnq072610/TrainingReact/tree/master/Learning" xlink:type="simple">https://github.com/cuongnq072610/TrainingReact/tree/master/Learning</text:a></text:p>
          </table:table-cell>
          <table:table-cell table:style-name="ce3"/>
          <table:table-cell table:style-name="ce2" office:value-type="string" calcext:value-type="string" table:number-columns-spanned="1" table:number-rows-spanned="5">
            <text:p>DONE</text:p>
          </table:table-cell>
          <table:table-cell table:number-columns-repeated="1018"/>
        </table:table-row>
        <table:table-row table:style-name="ro3">
          <table:covered-table-cell table:style-name="ce3"/>
          <table:table-cell table:style-name="ce7" office:value-type="string" calcext:value-type="string">
            <text:p>Components in Reactjs</text:p>
          </table:table-cell>
          <table:table-cell table:style-name="ce8" office:value-type="string" calcext:value-type="string">
            <text:p>Component lifecycle</text:p>
          </table:table-cell>
          <table:covered-table-cell table:style-name="ce8"/>
          <table:table-cell table:style-name="ce3"/>
          <table:covered-table-cell table:style-name="ce3"/>
          <table:table-cell table:number-columns-repeated="1018"/>
        </table:table-row>
        <table:table-row table:style-name="ro3">
          <table:covered-table-cell table:style-name="ce3"/>
          <table:table-cell table:style-name="ce7" office:value-type="string" calcext:value-type="string">
            <text:p>State in Reactjs</text:p>
          </table:table-cell>
          <table:table-cell table:style-name="ce10" office:value-type="string" calcext:value-type="string">
            <text:p>Use of state, How to define and change state</text:p>
          </table:table-cell>
          <table:covered-table-cell table:style-name="ce8"/>
          <table:table-cell table:style-name="ce3"/>
          <table:covered-table-cell table:style-name="ce3"/>
          <table:table-cell table:number-columns-repeated="1018"/>
        </table:table-row>
        <table:table-row table:style-name="ro3">
          <table:covered-table-cell table:style-name="ce3"/>
          <table:table-cell table:style-name="ce7" office:value-type="string" calcext:value-type="string">
            <text:p>Props in Reactjs</text:p>
          </table:table-cell>
          <table:table-cell table:style-name="ce8" office:value-type="string" calcext:value-type="string">
            <text:p>Use of props, define props, passing props, do Exercise 3</text:p>
          </table:table-cell>
          <table:covered-table-cell table:style-name="ce8"/>
          <table:table-cell table:style-name="ce3"/>
          <table:covered-table-cell table:style-name="ce3"/>
          <table:table-cell table:number-columns-repeated="1018"/>
        </table:table-row>
        <table:table-row table:style-name="ro3">
          <table:covered-table-cell table:style-name="ce3"/>
          <table:table-cell table:style-name="ce7" office:value-type="string" calcext:value-type="string">
            <text:p>Handling Events in ReactJs</text:p>
          </table:table-cell>
          <table:table-cell table:style-name="ce8" office:value-type="string" calcext:value-type="string">
            <text:p>How to passing event between components, Use of Form, do Exercise 4</text:p>
          </table:table-cell>
          <table:covered-table-cell table:style-name="ce8"/>
          <table:table-cell table:style-name="ce3"/>
          <table:covered-table-cell table:style-name="ce3"/>
          <table:table-cell table:number-columns-repeated="1018"/>
        </table:table-row>
        <table:table-row table:style-name="ro3">
          <table:table-cell table:style-name="ce4" office:value-type="date" office:date-value="2019-11-02" calcext:value-type="date" table:number-columns-spanned="1" table:number-rows-spanned="4">
            <text:p>11/02/19</text:p>
          </table:table-cell>
          <table:table-cell table:style-name="ce8" office:value-type="string" calcext:value-type="string">
            <text:p>Redux</text:p>
          </table:table-cell>
          <table:table-cell table:style-name="ce11" office:value-type="string" calcext:value-type="string">
            <text:p>Read about redux, try to make sense of actions, reducers, store</text:p>
          </table:table-cell>
          <table:table-cell table:style-name="ce8" office:value-type="string" calcext:value-type="string">
            <text:p>https://github.com/cuongnq072610/TrainingReact/tree/master/Learning</text:p>
          </table:table-cell>
          <table:table-cell table:style-name="ce3" office:value-type="string" calcext:value-type="string">
            <text:p><text:s/></text:p>
          </table:table-cell>
          <table:table-cell table:style-name="ce2" office:value-type="string" calcext:value-type="string" table:number-columns-spanned="1" table:number-rows-spanned="3">
            <text:p>DONE</text:p>
          </table:table-cell>
          <table:table-cell table:number-columns-repeated="1018"/>
        </table:table-row>
        <table:table-row table:style-name="ro3">
          <table:covered-table-cell table:style-name="ce5"/>
          <table:table-cell table:style-name="ce5" office:value-type="string" calcext:value-type="string">
            <text:p>Create Todo App</text:p>
          </table:table-cell>
          <table:table-cell table:style-name="ce5"/>
          <table:table-cell table:style-name="ce8" office:value-type="string" calcext:value-type="string">
            <text:p>https://github.com/cuongnq072610/TrainingReact/tree/master/Learning/Unit6_Ex/todo-app</text:p>
          </table:table-cell>
          <table:table-cell table:style-name="ce5" office:value-type="string" calcext:value-type="string">
            <text:p><text:s/></text:p>
          </table:table-cell>
          <table:covered-table-cell table:style-name="ce5"/>
          <table:table-cell table:number-columns-repeated="1018"/>
        </table:table-row>
        <table:table-row table:style-name="ro3">
          <table:covered-table-cell table:style-name="ce5"/>
          <table:table-cell table:style-name="ce5" office:value-type="string" calcext:value-type="string">
            <text:p>Create small cart with reactjs</text:p>
          </table:table-cell>
          <table:table-cell table:style-name="ce5"/>
          <table:table-cell table:style-name="ce5" office:value-type="string" calcext:value-type="string">
            <text:p>https://github.com/cuongnq072610/TrainingReact/tree/master/First/my-app-2</text:p>
          </table:table-cell>
          <table:table-cell table:style-name="ce5" office:value-type="string" calcext:value-type="string">
            <text:p><text:s/></text:p>
          </table:table-cell>
          <table:covered-table-cell table:style-name="ce3"/>
          <table:table-cell table:number-columns-repeated="1018"/>
        </table:table-row>
        <table:table-row table:style-name="ro3">
          <table:covered-table-cell table:style-name="ce5"/>
          <table:table-cell table:style-name="ce5" office:value-type="string" calcext:value-type="string">
            <text:p>Testing</text:p>
          </table:table-cell>
          <table:table-cell table:style-name="ce5" office:value-type="string" calcext:value-type="string">
            <text:p>Jest, Enzyme</text:p>
          </table:table-cell>
          <table:table-cell table:style-name="ce5" table:number-columns-repeated="2"/>
          <table:table-cell table:style-name="ce3" office:value-type="string" calcext:value-type="string">
            <text:p>ONGOING</text:p>
          </table:table-cell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3"/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D14:Sheet1.D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P1" style:volatile="true">
      <number:text>-</number:text>
      <number:number number:decimal-places="0" loext:min-decimal-places="0" number:min-integer-digits="1" number:grouping="true"/>
    </number:number-style>
    <number:number-style style:name="N127">
      <number:text>-</number:text>
      <style:map style:condition="value()&gt;0" style:apply-style-name="N127P0"/>
      <style:map style:condition="value()&lt;0" style:apply-style-name="N127P1"/>
    </number:number-style>
    <number:date-style style:name="N128">
      <number:month/>
      <number:text>/</number:text>
      <number:day/>
      <number:text>/</number:text>
      <number:year number:style="long"/>
    </number:date-style>
    <number:number-style style:name="N129">
      <number:number number:decimal-places="1" loext:min-decimal-places="1" number:min-integer-digits="1" number:grouping="true"/>
    </number:number-style>
    <number:currency-style style:name="N13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3P2" style:volatile="true">
      <number:currency-symbol/>
      <loext:fill-character> </loext:fill-character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loext:min-decimal-places="2" number:min-integer-digits="1" number:grouping="true"/>
      <number:text>｣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｣)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｣ </number:text>
    </number:number-style>
    <number:number-style style:name="N142">
      <number:text>(</number:text>
      <number:number number:decimal-places="2" loext:min-decimal-places="2" number:min-integer-digits="1" number:grouping="true"/>
      <number:text>｣)</number:text>
      <style:map style:condition="value()&gt;=0" style:apply-style-name="N142P0"/>
    </number:number-style>
    <number:number-style style:name="N144P0" style:volatile="true">
      <number:text>｣</number:text>
      <number:number number:decimal-places="2" loext:min-decimal-places="2" number:min-integer-digits="1" number:grouping="true"/>
    </number:number-style>
    <number:number-style style:name="N144">
      <number:text>-｣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0P0" style:volatile="true">
      <number:currency-symbol/>
      <number:number number:decimal-places="0" loext:min-decimal-places="0" number:min-integer-digits="1" number:grouping="true"/>
    </number:currency-style>
    <number:number-style style:name="N150">
      <number:text>-$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0" loext:min-decimal-places="0" number:min-integer-digits="1"/>
      <number:text> </number:text>
    </number:number-style>
    <number:number-style style:name="N15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4P0"/>
    </number:number-style>
    <number:number-style style:name="N155">
      <number:number number:decimal-places="0" loext:min-decimal-places="0" number:min-integer-digits="1" number:grouping="true"/>
      <number:text> </number:text>
    </number:number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6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09:34:16.363582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0:26:58.733835216</meta:creation-date>
    <dc:date>2019-02-11T17:20:05.488041595</dc:date>
    <meta:editing-duration>PT8H30M5S</meta:editing-duration>
    <meta:editing-cycles>9</meta:editing-cycles>
    <meta:generator>LibreOffice/5.1.6.2$Linux_X86_64 LibreOffice_project/10m0$Build-2</meta:generator>
    <meta:document-statistic meta:table-count="1" meta:cell-count="34" meta:object-count="0"/>
  </office:meta>
</office:document-meta>
</file>